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6.69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3.702cm"/>
    </style:style>
    <style:style style:name="co14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order-bottom="none" fo:border-left="0.74pt double-thin #000000" style:border-line-width-left="0.018cm 0.004cm 0.018cm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double-thin #000000" style:border-line-width-left="0.018cm 0.004cm 0.018cm" fo:border-right="none" fo:border-top="none"/>
    </style:style>
    <style:style style:name="ce12" style:family="table-cell" style:parent-style-name="Default">
      <style:table-cell-properties fo:border-bottom="none" fo:background-color="#ffbf00" fo:border-left="0.74pt double-thin #000000" style:border-line-width-left="0.018cm 0.004cm 0.018cm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erceptr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Perceptron</text:p>
          </table:table-cell>
          <table:table-cell table:number-columns-repeated="10"/>
          <table:table-cell table:style-name="ce1" office:value-type="string" calcext:value-type="string">
            <text:p>delta</text:p>
          </table:table-cell>
          <table:table-cell office:value-type="float" office:value="0.0000001" calcext:value-type="float">
            <text:p>1E-0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Wx+b</text:p>
          </table:table-cell>
          <table:table-cell table:style-name="ce1" office:value-type="string" calcext:value-type="string">
            <text:p>y=sig(Wx+b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6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4]*[.C4]+[.B4]*[.C5]"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table:formula="of:=[.D4]+[.E4]" office:value-type="float" office:value="0.175" calcext:value-type="float">
            <text:p>0.175</text:p>
          </table:table-cell>
          <table:table-cell table:formula="of:=1/(1+EXP(-[.F4]))" office:value-type="float" office:value="0.543638687237079" calcext:value-type="float">
            <text:p>0.543638687237079</text:p>
          </table:table-cell>
          <table:table-cell office:value-type="float" office:value="0.75" calcext:value-type="float">
            <text:p>0.75</text:p>
          </table:table-cell>
          <table:table-cell table:formula="of:=[.G4]-[.H4]" office:value-type="float" office:value="-0.206361312762921" calcext:value-type="float">
            <text:p>-0.206361312762921</text:p>
          </table:table-cell>
          <table:table-cell table:formula="of:=[.I4]^2" office:value-type="float" office:value="0.0425849914052362" calcext:value-type="float">
            <text:p>0.042584991405236</text:p>
          </table:table-cell>
          <table:table-cell/>
          <table:table-cell table:style-name="ce1" office:value-type="string" calcext:value-type="string">
            <text:p>W shift</text:p>
          </table:table-cell>
          <table:table-cell table:number-columns-repeated="2"/>
          <table:table-cell table:style-name="ce1" office:value-type="string" calcext:value-type="string">
            <text:p>dW</text:p>
          </table:table-cell>
          <table:table-cell table:style-name="ce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5]*[.C4]+[.B5]*[.C5]" office:value-type="float" office:value="0.125" calcext:value-type="float">
            <text:p>0.125</text:p>
          </table:table-cell>
          <table:table-cell office:value-type="float" office:value="-0.2" calcext:value-type="float">
            <text:p>-0.2</text:p>
          </table:table-cell>
          <table:table-cell table:formula="of:=[.D5]+[.E5]" office:value-type="float" office:value="-0.075" calcext:value-type="float">
            <text:p>-0.075</text:p>
          </table:table-cell>
          <table:table-cell table:formula="of:=1/(1+EXP(-[.F5]))" office:value-type="float" office:value="0.481258784121465" calcext:value-type="float">
            <text:p>0.481258784121465</text:p>
          </table:table-cell>
          <table:table-cell office:value-type="float" office:value="1" calcext:value-type="float">
            <text:p>1</text:p>
          </table:table-cell>
          <table:table-cell table:formula="of:=[.G5]-[.H5]" office:value-type="float" office:value="-0.518741215878535" calcext:value-type="float">
            <text:p>-0.518741215878535</text:p>
          </table:table-cell>
          <table:table-cell table:formula="of:=[.I5]^2" office:value-type="float" office:value="0.269092449051141" calcext:value-type="float">
            <text:p>0.26909244905114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[.L5]*[.$M$1]" office:value-type="float" office:value="0.0000001" calcext:value-type="float">
            <text:p>1E-07</text:p>
          </table:table-cell>
          <table:table-cell table:formula="of:=[.M5]*[.$M$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>
            <text:p>C</text:p>
          </table:table-cell>
          <table:table-cell table:formula="of:=0.5*SUM([.J4:.J5])" office:value-type="float" office:value="0.155838720228189" calcext:value-type="float">
            <text:p>0.155838720228189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[.L6]*[.$M$1]" office:value-type="float" office:value="0" calcext:value-type="float">
            <text:p>0</text:p>
          </table:table-cell>
          <table:table-cell table:formula="of:=[.M6]*[.$M$1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Wx+b</text:p>
          </table:table-cell>
          <table:table-cell table:style-name="ce1" office:value-type="string" calcext:value-type="string">
            <text:p>y=sig(Wx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/>
          <table:table-cell table:style-name="ce4" office:value-type="string" calcext:value-type="string">
            <text:p>b shift</text:p>
          </table:table-cell>
          <table:table-cell table:number-columns-repeated="2"/>
          <table:table-cell table:style-name="ce1" office:value-type="string" calcext:value-type="string">
            <text:p>db</text:p>
          </table:table-cell>
          <table:table-cell/>
        </table:table-row>
        <table:table-row table:style-name="ro1">
          <table:table-cell table:formula="of:=[.A4]+[.O5]" office:value-type="float" office:value="-0.0999999" calcext:value-type="float">
            <text:p>-0.0999999</text:p>
          </table:table-cell>
          <table:table-cell table:formula="of:=[.B4]+[.P5]" office:value-type="float" office:value="0.2" calcext:value-type="float">
            <text:p>0.2</text:p>
          </table:table-cell>
          <table:table-cell table:formula="of:=[.C4]" office:value-type="float" office:value="0.25" calcext:value-type="float">
            <text:p>0.25</text:p>
          </table:table-cell>
          <table:table-cell table:formula="of:=[.A10]*[.C10]+[.B10]*[.C11]" office:value-type="float" office:value="0.075000025" calcext:value-type="float">
            <text:p>0.075000025</text:p>
          </table:table-cell>
          <table:table-cell table:formula="of:=[.E4]+[.O10]" office:value-type="float" office:value="0.1" calcext:value-type="float">
            <text:p>0.1</text:p>
          </table:table-cell>
          <table:table-cell table:formula="of:=[.D10]+[.E10]" office:value-type="float" office:value="0.175000025" calcext:value-type="float">
            <text:p>0.175000025</text:p>
          </table:table-cell>
          <table:table-cell table:formula="of:=1/(1+EXP(-[.F10]))" office:value-type="float" office:value="0.54363869343947" calcext:value-type="float">
            <text:p>0.54363869343947</text:p>
          </table:table-cell>
          <table:table-cell table:formula="of:=[.H4]" office:value-type="float" office:value="0.75" calcext:value-type="float">
            <text:p>0.75</text:p>
          </table:table-cell>
          <table:table-cell table:formula="of:=[.G10]-[.H10]" office:value-type="float" office:value="-0.20636130656053" calcext:value-type="float">
            <text:p>-0.20636130656053</text:p>
          </table:table-cell>
          <table:table-cell table:formula="of:=[.I10]^2" office:value-type="float" office:value="0.0425849888453689" calcext:value-type="float">
            <text:p>0.04258498884536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formula="of:=[.L10]*[.$M$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]+[.O6]" office:value-type="float" office:value="-0.3" calcext:value-type="float">
            <text:p>-0.3</text:p>
          </table:table-cell>
          <table:table-cell table:formula="of:=[.B5]+[.P6]" office:value-type="float" office:value="0.4" calcext:value-type="float">
            <text:p>0.4</text:p>
          </table:table-cell>
          <table:table-cell table:formula="of:=[.C5]" office:value-type="float" office:value="0.5" calcext:value-type="float">
            <text:p>0.5</text:p>
          </table:table-cell>
          <table:table-cell table:formula="of:=[.A11]*[.C10]+[.B11]*[.C11]" office:value-type="float" office:value="0.125" calcext:value-type="float">
            <text:p>0.125</text:p>
          </table:table-cell>
          <table:table-cell table:formula="of:=[.E5]+[.O11]" office:value-type="float" office:value="-0.2" calcext:value-type="float">
            <text:p>-0.2</text:p>
          </table:table-cell>
          <table:table-cell table:formula="of:=[.D11]+[.E11]" office:value-type="float" office:value="-0.075" calcext:value-type="float">
            <text:p>-0.075</text:p>
          </table:table-cell>
          <table:table-cell table:formula="of:=1/(1+EXP(-[.F11]))" office:value-type="float" office:value="0.481258784121465" calcext:value-type="float">
            <text:p>0.481258784121465</text:p>
          </table:table-cell>
          <table:table-cell table:formula="of:=[.H5]" office:value-type="float" office:value="1" calcext:value-type="float">
            <text:p>1</text:p>
          </table:table-cell>
          <table:table-cell table:formula="of:=[.G11]-[.H11]" office:value-type="float" office:value="-0.518741215878535" calcext:value-type="float">
            <text:p>-0.518741215878535</text:p>
          </table:table-cell>
          <table:table-cell table:formula="of:=[.I11]^2" office:value-type="float" office:value="0.269092449051141" calcext:value-type="float">
            <text:p>0.26909244905114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formula="of:=[.L11]*[.$M$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 calcext:value-type="string">
            <text:p>C</text:p>
          </table:table-cell>
          <table:table-cell table:formula="of:=0.5*SUM([.J10:.J11])" office:value-type="float" office:value="0.155838718948255" calcext:value-type="float">
            <text:p>0.155838718948255</text:p>
          </table:table-cell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1"/>
          <table:table-cell table:style-name="ce5" office:value-type="string" calcext:value-type="string">
            <text:p>dC</text:p>
          </table:table-cell>
          <table:table-cell table:style-name="ce6" table:formula="of:=[.J12]-[.J6]" office:value-type="float" office:value="-0.00000000127993363130408" calcext:value-type="float">
            <text:p>-1.27993363130408E-09</text:p>
          </table:table-cell>
          <table:table-cell/>
          <table:table-cell table:style-name="ce8" office:value-type="string" calcext:value-type="string">
            <text:p>learning rate</text:p>
          </table:table-cell>
          <table:table-cell table:style-name="ce3" office:value-type="float" office:value="0.1" calcext:value-type="float">
            <text:p>0.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style-name="ce5" office:value-type="string" calcext:value-type="string">
            <text:p>dC/dw</text:p>
          </table:table-cell>
          <table:table-cell table:style-name="ce6"/>
          <table:table-cell/>
          <table:table-cell table:style-name="ce1" office:value-type="string" calcext:value-type="string">
            <text:p>W new</text:p>
          </table:table-cell>
          <table:table-cell/>
        </table:table-row>
        <table:table-row table:style-name="ro1">
          <table:table-cell table:number-columns-repeated="11"/>
          <table:table-cell table:style-name="ce6" table:formula="of:=IF([.L5]&gt;0; [.$M$17]/[.O5]; 0)" office:value-type="float" office:value="-0.0127993363130408" calcext:value-type="float">
            <text:p>-0.012799336313041</text:p>
          </table:table-cell>
          <table:table-cell table:style-name="ce6" table:formula="of:=IF([.M5]&gt;0; [.$M$17]/[.P5]; 0)" office:value-type="float" office:value="0" calcext:value-type="float">
            <text:p>0</text:p>
          </table:table-cell>
          <table:table-cell/>
          <table:table-cell table:style-name="ce6" table:formula="of:=[.A4]-[.$P$17]*[.L20]" office:value-type="float" office:value="-0.0987200663686959" calcext:value-type="float">
            <text:p>-0.098720066368696</text:p>
          </table:table-cell>
          <table:table-cell table:style-name="ce6" table:formula="of:=[.B4]-[.$P$17]*[.M20]" office:value-type="float" office:value="0.2" calcext:value-type="float">
            <text:p>0.2</text:p>
          </table:table-cell>
        </table:table-row>
        <table:table-row table:style-name="ro1">
          <table:table-cell table:number-columns-repeated="11"/>
          <table:table-cell table:style-name="ce6" table:formula="of:=IF([.L6]&gt;0; [.$M$17]/[.O6]; 0)" office:value-type="float" office:value="0" calcext:value-type="float">
            <text:p>0</text:p>
          </table:table-cell>
          <table:table-cell table:style-name="ce6" table:formula="of:=IF([.M6]&gt;0; [.$M$17]/[.P6]; 0)" office:value-type="float" office:value="0" calcext:value-type="float">
            <text:p>0</text:p>
          </table:table-cell>
          <table:table-cell/>
          <table:table-cell table:style-name="ce6" table:formula="of:=[.A5]-[.$P$17]*[.L21]" office:value-type="float" office:value="-0.3" calcext:value-type="float">
            <text:p>-0.3</text:p>
          </table:table-cell>
          <table:table-cell table:style-name="ce6" table:formula="of:=[.B5]-[.$P$17]*[.M21]" office:value-type="float" office:value="0.4" calcext:value-type="float">
            <text:p>0.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table:style-name="ce5" office:value-type="string" calcext:value-type="string">
            <text:p>dC/db</text:p>
          </table:table-cell>
          <table:table-cell table:style-name="ce7"/>
          <table:table-cell/>
          <table:table-cell table:style-name="ce5" office:value-type="string" calcext:value-type="string">
            <text:p>b new</text:p>
          </table:table-cell>
          <table:table-cell/>
        </table:table-row>
        <table:table-row table:style-name="ro1">
          <table:table-cell table:number-columns-repeated="11"/>
          <table:table-cell table:style-name="ce6" table:formula="of:=IF([.L10]&gt;0; [.$M$17]/[.O10]; 0)" office:value-type="float" office:value="0" calcext:value-type="float">
            <text:p>0</text:p>
          </table:table-cell>
          <table:table-cell table:style-name="ce7"/>
          <table:table-cell/>
          <table:table-cell table:style-name="ce6" table:formula="of:=[.E4]-[.$P$17]*[.L24]" office:value-type="float" office:value="0.1" calcext:value-type="float">
            <text:p>0.1</text:p>
          </table:table-cell>
          <table:table-cell/>
        </table:table-row>
        <table:table-row table:style-name="ro1">
          <table:table-cell table:number-columns-repeated="11"/>
          <table:table-cell table:style-name="ce6" table:formula="of:=IF([.L11]&gt;0; [.$M$17]/[.O11]; 0)" office:value-type="float" office:value="0" calcext:value-type="float">
            <text:p>0</text:p>
          </table:table-cell>
          <table:table-cell table:style-name="ce7"/>
          <table:table-cell/>
          <table:table-cell table:style-name="ce6" table:formula="of:=[.E5]-[.$P$17]*[.L25]" office:value-type="float" office:value="-0.2" calcext:value-type="float">
            <text:p>-0.2</text:p>
          </table:table-cell>
          <table:table-cell/>
        </table:table-row>
      </table:table>
      <table:table table:name="1 hidden layer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Net with 1 hidden layer</text:p>
          </table:table-cell>
          <table:table-cell table:number-columns-repeated="11"/>
          <table:table-cell table:style-name="ce1" office:value-type="string" calcext:value-type="string">
            <text:p>delta</text:p>
          </table:table-cell>
          <table:table-cell office:value-type="float" office:value="0.00001" calcext:value-type="float">
            <text:p>1E-05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Wx+b</text:p>
          </table:table-cell>
          <table:table-cell table:style-name="ce1" office:value-type="string" calcext:value-type="string">
            <text:p>y = sig(Wx+b)</text:p>
          </table:table-cell>
          <table:table-cell table:style-name="ce1"/>
          <table:table-cell table:style-name="ce10"/>
          <table:table-cell table:style-name="ce1" table:number-columns-repeated="2"/>
          <table:table-cell/>
          <table:table-cell table:style-name="ce4" office:value-type="string" calcext:value-type="string">
            <text:p>W shift</text:p>
          </table:table-cell>
          <table:table-cell table:style-name="ce1"/>
          <table:table-cell/>
          <table:table-cell table:style-name="ce1" office:value-type="string" calcext:value-type="string">
            <text:p>dW</text:p>
          </table:table-cell>
          <table:table-cell/>
        </table:table-row>
        <table:table-row table:style-name="ro1"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0.2" calcext:value-type="float">
            <text:p>0.2</text:p>
          </table:table-cell>
          <table:table-cell table:style-name="ce9" office:value-type="float" office:value="0.25" calcext:value-type="float">
            <text:p>0.25</text:p>
          </table:table-cell>
          <table:table-cell table:formula="of:=[.A4]*[.C4]+[.B4]*[.C5]" office:value-type="float" office:value="0.075" calcext:value-type="float">
            <text:p>0.075</text:p>
          </table:table-cell>
          <table:table-cell table:style-name="ce3" office:value-type="float" office:value="0.1" calcext:value-type="float">
            <text:p>0.1</text:p>
          </table:table-cell>
          <table:table-cell table:style-name="ce7" table:formula="of:=[.D4]+[.E4]" office:value-type="float" office:value="0.175" calcext:value-type="float">
            <text:p>0.175</text:p>
          </table:table-cell>
          <table:table-cell table:formula="of:=1/(1+EXP(-[.F4]))" office:value-type="float" office:value="0.543638687237079" calcext:value-type="float">
            <text:p>0.543638687237079</text:p>
          </table:table-cell>
          <table:table-cell/>
          <table:table-cell table:style-name="ce11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[.M4]*[.$N$1]" office:value-type="float" office:value="0.00001" calcext:value-type="float">
            <text:p>1E-05</text:p>
          </table:table-cell>
          <table:table-cell table:formula="of:=[.N4]*[.$N$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0.4" calcext:value-type="float">
            <text:p>0.4</text:p>
          </table:table-cell>
          <table:table-cell table:style-name="ce9" office:value-type="float" office:value="0.5" calcext:value-type="float">
            <text:p>0.5</text:p>
          </table:table-cell>
          <table:table-cell table:formula="of:=[.A5]*[.C4]+[.B5]*[.C5]" office:value-type="float" office:value="0.125" calcext:value-type="float">
            <text:p>0.125</text:p>
          </table:table-cell>
          <table:table-cell table:style-name="ce3" office:value-type="float" office:value="-0.2" calcext:value-type="float">
            <text:p>-0.2</text:p>
          </table:table-cell>
          <table:table-cell table:style-name="ce7" table:formula="of:=[.D5]+[.E5]" office:value-type="float" office:value="-0.075" calcext:value-type="float">
            <text:p>-0.075</text:p>
          </table:table-cell>
          <table:table-cell table:formula="of:=1/(1+EXP(-[.F5]))" office:value-type="float" office:value="0.481258784121465" calcext:value-type="float">
            <text:p>0.481258784121465</text:p>
          </table:table-cell>
          <table:table-cell/>
          <table:table-cell table:style-name="ce11"/>
          <table:table-cell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[.M5]*[.$N$1]" office:value-type="float" office:value="0" calcext:value-type="float">
            <text:p>0</text:p>
          </table:table-cell>
          <table:table-cell table:formula="of:=[.N5]*[.$N$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11"/>
          <table:table-cell table:style-name="ce1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number-columns-repeated="8"/>
          <table:table-cell table:style-name="ce11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number-columns-repeated="8"/>
          <table:table-cell table:style-name="ce11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y+c</text:p>
          </table:table-cell>
          <table:table-cell table:style-name="ce1" office:value-type="string" calcext:value-type="string">
            <text:p>z = sig(Vy+c)</text:p>
          </table:table-cell>
          <table:table-cell table:style-name="ce1"/>
          <table:table-cell table:style-name="ce10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/>
          <table:table-cell table:style-name="ce4" office:value-type="string" calcext:value-type="string">
            <text:p>V shift</text:p>
          </table:table-cell>
          <table:table-cell table:style-name="ce1"/>
          <table:table-cell/>
          <table:table-cell table:style-name="ce1" office:value-type="string" calcext:value-type="string">
            <text:p>dV</text:p>
          </table:table-cell>
          <table:table-cell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9" table:formula="of:=[.G4]" office:value-type="float" office:value="0.543638687237079" calcext:value-type="float">
            <text:p>0.543638687237079</text:p>
          </table:table-cell>
          <table:table-cell table:formula="of:=[.A10]*[.C10]+[.B10]*[.C11]" office:value-type="float" office:value="0.0730778396583921" calcext:value-type="float">
            <text:p>0.073077839658392</text:p>
          </table:table-cell>
          <table:table-cell table:style-name="ce3" office:value-type="float" office:value="0.3" calcext:value-type="float">
            <text:p>0.3</text:p>
          </table:table-cell>
          <table:table-cell table:style-name="ce7" table:formula="of:=[.D10]+[.E10]" office:value-type="float" office:value="0.373077839658392" calcext:value-type="float">
            <text:p>0.373077839658392</text:p>
          </table:table-cell>
          <table:table-cell table:formula="of:=1/(1+EXP(-[.F10]))" office:value-type="float" office:value="0.592202483123707" calcext:value-type="float">
            <text:p>0.592202483123707</text:p>
          </table:table-cell>
          <table:table-cell/>
          <table:table-cell table:style-name="ce12" office:value-type="float" office:value="0.75" calcext:value-type="float">
            <text:p>0.75</text:p>
          </table:table-cell>
          <table:table-cell table:formula="of:=[.G10]-[.I10]" office:value-type="float" office:value="-0.157797516876293" calcext:value-type="float">
            <text:p>-0.157797516876293</text:p>
          </table:table-cell>
          <table:table-cell table:formula="of:=[.J10]^2" office:value-type="float" office:value="0.0249000563323239" calcext:value-type="float">
            <text:p>0.024900056332324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[.M10]*[.$N$1]" office:value-type="float" office:value="0" calcext:value-type="float">
            <text:p>0</text:p>
          </table:table-cell>
          <table:table-cell table:formula="of:=[.N10]*[.$N$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-0.1" calcext:value-type="float">
            <text:p>-0.1</text:p>
          </table:table-cell>
          <table:table-cell table:style-name="ce9" table:formula="of:=[.G5]" office:value-type="float" office:value="0.481258784121465" calcext:value-type="float">
            <text:p>0.481258784121465</text:p>
          </table:table-cell>
          <table:table-cell table:formula="of:=[.A11]*[.C10]+[.B11]*[.C11]" office:value-type="float" office:value="0.0606018590352693" calcext:value-type="float">
            <text:p>0.060601859035269</text:p>
          </table:table-cell>
          <table:table-cell table:style-name="ce3" office:value-type="float" office:value="-0.4" calcext:value-type="float">
            <text:p>-0.4</text:p>
          </table:table-cell>
          <table:table-cell table:style-name="ce7" table:formula="of:=[.D11]+[.E11]" office:value-type="float" office:value="-0.339398140964731" calcext:value-type="float">
            <text:p>-0.339398140964731</text:p>
          </table:table-cell>
          <table:table-cell table:formula="of:=1/(1+EXP(-[.F11]))" office:value-type="float" office:value="0.415955683223968" calcext:value-type="float">
            <text:p>0.415955683223968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G11]-[.I11]" office:value-type="float" office:value="-0.584044316776032" calcext:value-type="float">
            <text:p>-0.584044316776032</text:p>
          </table:table-cell>
          <table:table-cell table:formula="of:=[.J11]^2" office:value-type="float" office:value="0.341107763958382" calcext:value-type="float">
            <text:p>0.341107763958382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formula="of:=[.M11]*[.$N$1]" office:value-type="float" office:value="0" calcext:value-type="float">
            <text:p>0</text:p>
          </table:table-cell>
          <table:table-cell table:formula="of:=[.N11]*[.$N$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11"/>
          <table:table-cell table:style-name="ce1" office:value-type="string" calcext:value-type="string">
            <text:p>C</text:p>
          </table:table-cell>
          <table:table-cell table:formula="of:=0.5*SUM([.K10:.K11])" office:value-type="float" office:value="0.183003910145353" calcext:value-type="float">
            <text:p>0.18300391014535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8"/>
          <table:table-cell table:style-name="ce11"/>
          <table:table-cell table:number-columns-repeated="8"/>
        </table:table-row>
        <table:table-row table:style-name="ro1">
          <table:table-cell table:number-columns-repeated="8"/>
          <table:table-cell table:style-name="ce11"/>
          <table:table-cell table:number-columns-repeated="3"/>
          <table:table-cell table:style-name="ce4" office:value-type="string" calcext:value-type="string">
            <text:p>b shift</text:p>
          </table:table-cell>
          <table:table-cell table:number-columns-repeated="2"/>
          <table:table-cell table:style-name="ce1" office:value-type="string" calcext:value-type="string">
            <text:p>db</text:p>
          </table:table-cell>
          <table:table-cell/>
        </table:table-row>
        <table:table-row table:style-name="ro1">
          <table:table-cell table:number-columns-repeated="8"/>
          <table:table-cell table:style-name="ce11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formula="of:=[.M15]*[.$N$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W+d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Wx+b</text:p>
          </table:table-cell>
          <table:table-cell table:style-name="ce1" office:value-type="string" calcext:value-type="string">
            <text:p>y = sig(Wx)</text:p>
          </table:table-cell>
          <table:table-cell table:style-name="ce1"/>
          <table:table-cell table:style-name="ce10"/>
          <table:table-cell table:style-name="ce1"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formula="of:=[.M16]*[.$N$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]+[.P4]" office:value-type="float" office:value="-0.09999" calcext:value-type="float">
            <text:p>-0.09999</text:p>
          </table:table-cell>
          <table:table-cell table:formula="of:=[.B4]+[.Q4]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17]*[.C17]+[.B17]*[.C18]" office:value-type="float" office:value="0.0750025" calcext:value-type="float">
            <text:p>0.0750025</text:p>
          </table:table-cell>
          <table:table-cell table:formula="of:=[.E4]+[.P15]" office:value-type="float" office:value="0.1" calcext:value-type="float">
            <text:p>0.1</text:p>
          </table:table-cell>
          <table:table-cell table:style-name="ce7" table:formula="of:=[.D17]+[.E17]" office:value-type="float" office:value="0.1750025" calcext:value-type="float">
            <text:p>0.1750025</text:p>
          </table:table-cell>
          <table:table-cell table:formula="of:=1/(1+EXP(-[.F17]))" office:value-type="float" office:value="0.543639307476174" calcext:value-type="float">
            <text:p>0.543639307476174</text:p>
          </table:table-cell>
          <table:table-cell/>
          <table:table-cell table:style-name="ce11"/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formula="of:=[.A5]+[.P5]" office:value-type="float" office:value="-0.3" calcext:value-type="float">
            <text:p>-0.3</text:p>
          </table:table-cell>
          <table:table-cell table:formula="of:=[.B5]+[.Q5]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18]*[.C17]+[.B18]*[.C18]" office:value-type="float" office:value="0.125" calcext:value-type="float">
            <text:p>0.125</text:p>
          </table:table-cell>
          <table:table-cell table:formula="of:=[.E5]+[.P16]" office:value-type="float" office:value="-0.2" calcext:value-type="float">
            <text:p>-0.2</text:p>
          </table:table-cell>
          <table:table-cell table:style-name="ce7" table:formula="of:=[.D18]+[.E18]" office:value-type="float" office:value="-0.075" calcext:value-type="float">
            <text:p>-0.075</text:p>
          </table:table-cell>
          <table:table-cell table:formula="of:=1/(1+EXP(-[.F18]))" office:value-type="float" office:value="0.481258784121465" calcext:value-type="float">
            <text:p>0.481258784121465</text:p>
          </table:table-cell>
          <table:table-cell/>
          <table:table-cell table:style-name="ce11"/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number-columns-repeated="8"/>
          <table:table-cell table:style-name="ce11"/>
          <table:table-cell table:style-name="ce1"/>
          <table:table-cell table:number-columns-repeated="2"/>
          <table:table-cell table:style-name="ce4" office:value-type="string" calcext:value-type="string">
            <text:p>c shift</text:p>
          </table:table-cell>
          <table:table-cell table:style-name="ce7"/>
          <table:table-cell/>
          <table:table-cell table:style-name="ce1" office:value-type="string" calcext:value-type="string">
            <text:p>dc</text:p>
          </table:table-cell>
          <table:table-cell/>
        </table:table-row>
        <table:table-row table:style-name="ro1">
          <table:table-cell table:number-columns-repeated="8"/>
          <table:table-cell table:style-name="ce11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formula="of:=[.M20]*[.$N$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1"/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7"/>
          <table:table-cell/>
          <table:table-cell table:formula="of:=[.M21]*[.$N$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V+dV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y+c</text:p>
          </table:table-cell>
          <table:table-cell table:style-name="ce1" office:value-type="string" calcext:value-type="string">
            <text:p>z = sig(Vy)</text:p>
          </table:table-cell>
          <table:table-cell table:style-name="ce1"/>
          <table:table-cell table:style-name="ce10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6"/>
        </table:table-row>
        <table:table-row table:style-name="ro1">
          <table:table-cell table:formula="of:=[.A10]+[.P10]" office:value-type="float" office:value="0.4" calcext:value-type="float">
            <text:p>0.4</text:p>
          </table:table-cell>
          <table:table-cell table:formula="of:=[.B10]+[.Q10]" office:value-type="float" office:value="-0.3" calcext:value-type="float">
            <text:p>-0.3</text:p>
          </table:table-cell>
          <table:table-cell table:formula="of:=[.G17]" office:value-type="float" office:value="0.543639307476174" calcext:value-type="float">
            <text:p>0.543639307476174</text:p>
          </table:table-cell>
          <table:table-cell table:formula="of:=[.A23]*[.C23]+[.B23]*[.C24]" office:value-type="float" office:value="0.07307808775403" calcext:value-type="float">
            <text:p>0.07307808775403</text:p>
          </table:table-cell>
          <table:table-cell table:formula="of:=[.E10]+[.P20]" office:value-type="float" office:value="0.3" calcext:value-type="float">
            <text:p>0.3</text:p>
          </table:table-cell>
          <table:table-cell table:style-name="ce7" table:formula="of:=[.D23]+[.E23]" office:value-type="float" office:value="0.37307808775403" calcext:value-type="float">
            <text:p>0.37307808775403</text:p>
          </table:table-cell>
          <table:table-cell table:formula="of:=1/(1+EXP(-[.F23]))" office:value-type="float" office:value="0.592202543038481" calcext:value-type="float">
            <text:p>0.592202543038481</text:p>
          </table:table-cell>
          <table:table-cell/>
          <table:table-cell table:style-name="ce11" table:formula="of:=[.I10]" office:value-type="float" office:value="0.75" calcext:value-type="float">
            <text:p>0.75</text:p>
          </table:table-cell>
          <table:table-cell table:formula="of:=[.G23]-[.I23]" office:value-type="float" office:value="-0.157797456961519" calcext:value-type="float">
            <text:p>-0.157797456961519</text:p>
          </table:table-cell>
          <table:table-cell table:formula="of:=[.J23]^2" office:value-type="float" office:value="0.0249000374235226" calcext:value-type="float">
            <text:p>0.024900037423523</text:p>
          </table:table-cell>
          <table:table-cell table:number-columns-repeated="6"/>
        </table:table-row>
        <table:table-row table:style-name="ro1">
          <table:table-cell table:formula="of:=[.A11]+[.P11]" office:value-type="float" office:value="0.2" calcext:value-type="float">
            <text:p>0.2</text:p>
          </table:table-cell>
          <table:table-cell table:formula="of:=[.B11]+[.Q11]" office:value-type="float" office:value="-0.1" calcext:value-type="float">
            <text:p>-0.1</text:p>
          </table:table-cell>
          <table:table-cell table:formula="of:=[.G18]" office:value-type="float" office:value="0.481258784121465" calcext:value-type="float">
            <text:p>0.481258784121465</text:p>
          </table:table-cell>
          <table:table-cell table:formula="of:=[.A24]*[.C23]+[.B24]*[.C24]" office:value-type="float" office:value="0.0606019830830882" calcext:value-type="float">
            <text:p>0.060601983083088</text:p>
          </table:table-cell>
          <table:table-cell table:formula="of:=[.E11]+[.P21]" office:value-type="float" office:value="-0.4" calcext:value-type="float">
            <text:p>-0.4</text:p>
          </table:table-cell>
          <table:table-cell table:style-name="ce7" table:formula="of:=[.D24]+[.E24]" office:value-type="float" office:value="-0.339398016916912" calcext:value-type="float">
            <text:p>-0.339398016916912</text:p>
          </table:table-cell>
          <table:table-cell table:formula="of:=1/(1+EXP(-[.F24]))" office:value-type="float" office:value="0.415955713359718" calcext:value-type="float">
            <text:p>0.415955713359718</text:p>
          </table:table-cell>
          <table:table-cell/>
          <table:table-cell table:style-name="ce11" table:formula="of:=[.I11]" office:value-type="float" office:value="1" calcext:value-type="float">
            <text:p>1</text:p>
          </table:table-cell>
          <table:table-cell table:formula="of:=[.G24]-[.I24]" office:value-type="float" office:value="-0.584044286640282" calcext:value-type="float">
            <text:p>-0.584044286640282</text:p>
          </table:table-cell>
          <table:table-cell table:formula="of:=[.J24]^2" office:value-type="float" office:value="0.341107728757156" calcext:value-type="float">
            <text:p>0.341107728757156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/>
          <table:table-cell table:style-name="ce1" office:value-type="string" calcext:value-type="string">
            <text:p>C</text:p>
          </table:table-cell>
          <table:table-cell table:formula="of:=0.5*SUM([.K23:.K24])" office:value-type="float" office:value="0.183003883090339" calcext:value-type="float">
            <text:p>0.183003883090339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dC</text:p>
          </table:table-cell>
          <table:table-cell table:style-name="ce6" table:formula="of:=[.K25]-[.K12]" office:value-type="float" office:value="-0.0000000270550135905712" calcext:value-type="float">
            <text:p>-2.70550135905712E-08</text:p>
          </table:table-cell>
          <table:table-cell/>
          <table:table-cell table:style-name="ce8" office:value-type="string" calcext:value-type="string">
            <text:p>learning rate</text:p>
          </table:table-cell>
          <table:table-cell table:style-name="ce3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Dsig 1</text:p>
          </table:table-cell>
          <table:table-cell table:style-name="ce1" office:value-type="string" calcext:value-type="string">
            <text:p>Dsig 2</text:p>
          </table:table-cell>
          <table:table-cell table:style-name="ce1" office:value-type="string" calcext:value-type="string">
            <text:p>del2</text:p>
          </table:table-cell>
          <table:table-cell table:style-name="ce1" office:value-type="string" calcext:value-type="string">
            <text:p>del1</text:p>
          </table:table-cell>
          <table:table-cell table:number-columns-repeated="12"/>
        </table:table-row>
        <table:table-row table:style-name="ro1">
          <table:table-cell/>
          <table:table-cell table:formula="of:=[.G4]*(1-[.G4])" office:value-type="float" office:value="0.248095664976224" calcext:value-type="float">
            <text:p>0.248095664976224</text:p>
          </table:table-cell>
          <table:table-cell table:formula="of:=[.G10]*(1-[.G10])" office:value-type="float" office:value="0.241498702105822" calcext:value-type="float">
            <text:p>0.241498702105822</text:p>
          </table:table-cell>
          <table:table-cell table:formula="of:=[.J10]*[.C30]" office:value-type="float" office:value="-0.0381078955211463" calcext:value-type="float">
            <text:p>-0.038107895521146</text:p>
          </table:table-cell>
          <table:table-cell table:formula="of:=([.A10]*[.D30]+[.A11]*[.D31])*[.B30]" office:value-type="float" office:value="-0.010822007536049" calcext:value-type="float">
            <text:p>-0.010822007536049</text:p>
          </table:table-cell>
          <table:table-cell table:number-columns-repeated="7"/>
          <table:table-cell table:style-name="ce5" office:value-type="string" calcext:value-type="string">
            <text:p>dC/dw</text:p>
          </table:table-cell>
          <table:table-cell table:style-name="ce6"/>
          <table:table-cell/>
          <table:table-cell table:style-name="ce5" office:value-type="string" calcext:value-type="string">
            <text:p>W new</text:p>
          </table:table-cell>
          <table:table-cell table:style-name="ce6"/>
        </table:table-row>
        <table:table-row table:style-name="ro1">
          <table:table-cell/>
          <table:table-cell table:formula="of:=[.G5]*(1-[.G5])" office:value-type="float" office:value="0.249648766827394" calcext:value-type="float">
            <text:p>0.249648766827394</text:p>
          </table:table-cell>
          <table:table-cell table:formula="of:=[.G11]*(1-[.G11])" office:value-type="float" office:value="0.24293655281765" calcext:value-type="float">
            <text:p>0.24293655281765</text:p>
          </table:table-cell>
          <table:table-cell table:formula="of:=[.J11]*[.C31]" office:value-type="float" office:value="-0.141885713010309" calcext:value-type="float">
            <text:p>-0.141885713010309</text:p>
          </table:table-cell>
          <table:table-cell table:formula="of:=([.B10]*[.D30]+[.B11]*[.D31])*[.B31]" office:value-type="float" office:value="0.00639623606531732" calcext:value-type="float">
            <text:p>0.006396236065317</text:p>
          </table:table-cell>
          <table:table-cell table:number-columns-repeated="7"/>
          <table:table-cell table:style-name="ce6" table:formula="of:=IF([.M4]&gt;0; [.$N$28]/[.P4]; 0)" office:value-type="float" office:value="-0.00270550135905712" calcext:value-type="float">
            <text:p>-0.002705501359057</text:p>
          </table:table-cell>
          <table:table-cell table:style-name="ce6" table:formula="of:=IF([.N4]&gt;0; [.$N$28]/[.Q4]; 0)" office:value-type="float" office:value="0" calcext:value-type="float">
            <text:p>0</text:p>
          </table:table-cell>
          <table:table-cell/>
          <table:table-cell table:style-name="ce6" table:formula="of:=[.A4]+[.$Q$28]*[.M31]" office:value-type="float" office:value="-0.100270550135906" calcext:value-type="float">
            <text:p>-0.100270550135906</text:p>
          </table:table-cell>
          <table:table-cell table:style-name="ce6" table:formula="of:=[.B4]+[.$Q$28]*[.N31]" office:value-type="float" office:value="0.2" calcext:value-type="float">
            <text:p>0.2</text:p>
          </table:table-cell>
        </table:table-row>
        <table:table-row table:style-name="ro1">
          <table:table-cell table:number-columns-repeated="12"/>
          <table:table-cell table:style-name="ce6" table:formula="of:=IF([.M5]&gt;0; [.$N$28]/[.P5]; 0)" office:value-type="float" office:value="0" calcext:value-type="float">
            <text:p>0</text:p>
          </table:table-cell>
          <table:table-cell table:style-name="ce6" table:formula="of:=IF([.N5]&gt;0; [.$N$28]/[.Q5]; 0)" office:value-type="float" office:value="0" calcext:value-type="float">
            <text:p>0</text:p>
          </table:table-cell>
          <table:table-cell/>
          <table:table-cell table:style-name="ce6" table:formula="of:=[.A5]+[.$Q$28]*[.M32]" office:value-type="float" office:value="-0.3" calcext:value-type="float">
            <text:p>-0.3</text:p>
          </table:table-cell>
          <table:table-cell table:style-name="ce6" table:formula="of:=[.B5]+[.$Q$28]*[.N32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dC/dv</text:p>
          </table:table-cell>
          <table:table-cell table:style-name="ce6"/>
          <table:table-cell/>
          <table:table-cell table:style-name="ce5" office:value-type="string" calcext:value-type="string">
            <text:p>V new</text:p>
          </table:table-cell>
          <table:table-cell table:style-name="ce6"/>
        </table:table-row>
        <table:table-row table:style-name="ro1">
          <table:table-cell table:number-columns-repeated="12"/>
          <table:table-cell table:style-name="ce6" table:formula="of:=IF([.M10]&gt;0; [.$N$28]/[.P10]; 0)" office:value-type="float" office:value="0" calcext:value-type="float">
            <text:p>0</text:p>
          </table:table-cell>
          <table:table-cell table:style-name="ce6" table:formula="of:=IF([.N10]&gt;0; [.$N$28]/[.Q10]; 0)" office:value-type="float" office:value="0" calcext:value-type="float">
            <text:p>0</text:p>
          </table:table-cell>
          <table:table-cell/>
          <table:table-cell table:style-name="ce6" table:formula="of:=[.A10]+[.$Q$28]*[.M36]" office:value-type="float" office:value="0.4" calcext:value-type="float">
            <text:p>0.4</text:p>
          </table:table-cell>
          <table:table-cell table:style-name="ce6" table:formula="of:=[.B10]+[.$Q$28]*[.N36]" office:value-type="float" office:value="-0.3" calcext:value-type="float">
            <text:p>-0.3</text:p>
          </table:table-cell>
        </table:table-row>
        <table:table-row table:style-name="ro1">
          <table:table-cell table:number-columns-repeated="12"/>
          <table:table-cell table:style-name="ce6" table:formula="of:=IF([.M11]&gt;0; [.$N$28]/[.P11]; 0)" office:value-type="float" office:value="0" calcext:value-type="float">
            <text:p>0</text:p>
          </table:table-cell>
          <table:table-cell table:style-name="ce6" table:formula="of:=IF([.N11]&gt;0; [.$N$28]/[.Q11]; 0)" office:value-type="float" office:value="0" calcext:value-type="float">
            <text:p>0</text:p>
          </table:table-cell>
          <table:table-cell/>
          <table:table-cell table:style-name="ce6" table:formula="of:=[.A11]+[.$Q$28]*[.M37]" office:value-type="float" office:value="0.2" calcext:value-type="float">
            <text:p>0.2</text:p>
          </table:table-cell>
          <table:table-cell table:style-name="ce6" table:formula="of:=[.B11]+[.$Q$28]*[.N37]" office:value-type="float" office:value="-0.1" calcext:value-type="float">
            <text:p>-0.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dC/db</text:p>
          </table:table-cell>
          <table:table-cell table:style-name="ce7"/>
          <table:table-cell/>
          <table:table-cell table:style-name="ce5" office:value-type="string" calcext:value-type="string">
            <text:p>b new</text:p>
          </table:table-cell>
          <table:table-cell table:style-name="ce7"/>
        </table:table-row>
        <table:table-row table:style-name="ro1">
          <table:table-cell table:number-columns-repeated="12"/>
          <table:table-cell table:style-name="ce6" table:formula="of:=IF([.M15]&gt;0; [.$N$28]/[.P15]; 0)" office:value-type="float" office:value="0" calcext:value-type="float">
            <text:p>0</text:p>
          </table:table-cell>
          <table:table-cell table:style-name="ce7"/>
          <table:table-cell/>
          <table:table-cell table:style-name="ce6" table:formula="of:=[.E4]+[.$Q$28]*[.M41]" office:value-type="float" office:value="0.1" calcext:value-type="float">
            <text:p>0.1</text:p>
          </table:table-cell>
          <table:table-cell table:style-name="ce7"/>
        </table:table-row>
        <table:table-row table:style-name="ro1">
          <table:table-cell table:number-columns-repeated="12"/>
          <table:table-cell table:style-name="ce6" table:formula="of:=IF([.M16]&gt;0; [.$N$28]/[.P16]; 0)" office:value-type="float" office:value="0" calcext:value-type="float">
            <text:p>0</text:p>
          </table:table-cell>
          <table:table-cell table:style-name="ce7"/>
          <table:table-cell/>
          <table:table-cell table:style-name="ce6" table:formula="of:=[.E5]+[.$Q$28]*[.M42]" office:value-type="float" office:value="-0.2" calcext:value-type="float">
            <text:p>-0.2</text:p>
          </table:table-cell>
          <table:table-cell table:style-name="ce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2"/>
          <table:table-cell table:style-name="ce5" office:value-type="string" calcext:value-type="string">
            <text:p>dC/dc</text:p>
          </table:table-cell>
          <table:table-cell table:style-name="ce7"/>
          <table:table-cell/>
          <table:table-cell table:style-name="ce5" office:value-type="string" calcext:value-type="string">
            <text:p>c new</text:p>
          </table:table-cell>
          <table:table-cell/>
        </table:table-row>
        <table:table-row table:style-name="ro1">
          <table:table-cell table:number-columns-repeated="12"/>
          <table:table-cell table:style-name="ce6" table:formula="of:=IF([.M20]&gt;0; [.$N$28]/[.P20]; 0)" office:value-type="float" office:value="0" calcext:value-type="float">
            <text:p>0</text:p>
          </table:table-cell>
          <table:table-cell table:style-name="ce7"/>
          <table:table-cell/>
          <table:table-cell table:style-name="ce6" table:formula="of:=[.E10]+[.$Q$28]*[.M45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12"/>
          <table:table-cell table:style-name="ce6" table:formula="of:=IF([.M21]&gt;0; [.$N$28]/[.P21]; 0)" office:value-type="float" office:value="0" calcext:value-type="float">
            <text:p>0</text:p>
          </table:table-cell>
          <table:table-cell table:style-name="ce7"/>
          <table:table-cell/>
          <table:table-cell table:style-name="ce6" table:formula="of:=[.E11]+[.$Q$28]*[.M46]" office:value-type="float" office:value="-0.4" calcext:value-type="float">
            <text:p>-0.4</text:p>
          </table:table-cell>
          <table:table-cell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7" table:number-columns-repeated="6" table:default-cell-style-name="Default"/>
        <table:table-row table:style-name="ro1" table:number-rows-repeated="78">
          <table:table-cell table:number-columns-repeated="11"/>
        </table:table-row>
        <table:table-row table:style-name="ro1">
          <table:table-cell table:style-name="ce1" office:value-type="string" calcext:value-type="string">
            <text:p>Perceptr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ig(y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3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formula="of:=[.A82]*[.C82]+[.B82]*[.C83]" office:value-type="float" office:value="0.075" calcext:value-type="float">
            <text:p>0.075</text:p>
          </table:table-cell>
          <table:table-cell table:formula="of:=1/(1+EXP(-[.D82]))" office:value-type="float" office:value="0.518741215878535" calcext:value-type="float">
            <text:p>0.518741215878535</text:p>
          </table:table-cell>
          <table:table-cell office:value-type="float" office:value="0.75" calcext:value-type="float">
            <text:p>0.75</text:p>
          </table:table-cell>
          <table:table-cell table:formula="of:=[.E82]-[.F82]" office:value-type="float" office:value="-0.231258784121465" calcext:value-type="float">
            <text:p>-0.231258784121465</text:p>
          </table:table-cell>
          <table:table-cell table:formula="of:=[.G82]^2" office:value-type="float" office:value="0.0534806252333383" calcext:value-type="float">
            <text:p>0.053480625233338</text:p>
          </table:table-cell>
          <table:table-cell/>
          <table:table-cell table:style-name="ce1" office:value-type="string" calcext:value-type="string">
            <text:p>dW</text:p>
          </table:table-cell>
          <table:table-cell table:style-name="ce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formula="of:=[.A83]*[.C82]+[.B83]*[.C83]" office:value-type="float" office:value="0.125" calcext:value-type="float">
            <text:p>0.125</text:p>
          </table:table-cell>
          <table:table-cell table:formula="of:=1/(1+EXP(-[.D83]))" office:value-type="float" office:value="0.531209373373756" calcext:value-type="float">
            <text:p>0.531209373373756</text:p>
          </table:table-cell>
          <table:table-cell office:value-type="float" office:value="1" calcext:value-type="float">
            <text:p>1</text:p>
          </table:table-cell>
          <table:table-cell table:formula="of:=[.E83]-[.F83]" office:value-type="float" office:value="-0.468790626626244" calcext:value-type="float">
            <text:p>-0.468790626626244</text:p>
          </table:table-cell>
          <table:table-cell table:formula="of:=[.G83]^2" office:value-type="float" office:value="0.219764651612626" calcext:value-type="float">
            <text:p>0.219764651612626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82:.H83])" office:value-type="float" office:value="0.136622638422982" calcext:value-type="float">
            <text:p>0.13662263842298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1" office:value-type="string" calcext:value-type="string">
            <text:p>dC</text:p>
          </table:table-cell>
          <table:table-cell table:formula="of:=[.H90]-[.H84]" office:value-type="float" office:value="-0.000000000144333683893549" calcext:value-type="float">
            <text:p>-1.44333683893549E-10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ig(y)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^2</text:p>
          </table:table-cell>
          <table:table-cell table:number-columns-repeated="3"/>
        </table:table-row>
        <table:table-row table:style-name="ro1">
          <table:table-cell table:formula="of:=[.A82]+[.J83]" office:value-type="float" office:value="-0.09999999" calcext:value-type="float">
            <text:p>-0.09999999</text:p>
          </table:table-cell>
          <table:table-cell table:formula="of:=[.B82]+[.K83]" office:value-type="float" office:value="0.2" calcext:value-type="float">
            <text:p>0.2</text:p>
          </table:table-cell>
          <table:table-cell table:formula="of:=[.C82]" office:value-type="float" office:value="0.25" calcext:value-type="float">
            <text:p>0.25</text:p>
          </table:table-cell>
          <table:table-cell table:formula="of:=[.A88]*[.C88]+[.B88]*[.C89]" office:value-type="float" office:value="0.0750000025" calcext:value-type="float">
            <text:p>0.0750000025</text:p>
          </table:table-cell>
          <table:table-cell table:formula="of:=1/(1+EXP(-[.D88]))" office:value-type="float" office:value="0.518741216502657" calcext:value-type="float">
            <text:p>0.518741216502657</text:p>
          </table:table-cell>
          <table:table-cell table:formula="of:=[.F82]" office:value-type="float" office:value="0.75" calcext:value-type="float">
            <text:p>0.75</text:p>
          </table:table-cell>
          <table:table-cell table:formula="of:=[.E88]-[.F88]" office:value-type="float" office:value="-0.231258783497343" calcext:value-type="float">
            <text:p>-0.231258783497343</text:p>
          </table:table-cell>
          <table:table-cell table:formula="of:=[.G88]^2" office:value-type="float" office:value="0.0534806249446709" calcext:value-type="float">
            <text:p>0.053480624944671</text:p>
          </table:table-cell>
          <table:table-cell/>
          <table:table-cell table:style-name="ce1" office:value-type="string" calcext:value-type="string">
            <text:p>dC/dw</text:p>
          </table:table-cell>
          <table:table-cell/>
        </table:table-row>
        <table:table-row table:style-name="ro1">
          <table:table-cell table:formula="of:=[.A83]+[.J84]" office:value-type="float" office:value="-0.3" calcext:value-type="float">
            <text:p>-0.3</text:p>
          </table:table-cell>
          <table:table-cell table:formula="of:=[.B83]+[.K84]" office:value-type="float" office:value="0.4" calcext:value-type="float">
            <text:p>0.4</text:p>
          </table:table-cell>
          <table:table-cell table:formula="of:=[.C83]" office:value-type="float" office:value="0.5" calcext:value-type="float">
            <text:p>0.5</text:p>
          </table:table-cell>
          <table:table-cell table:formula="of:=[.A89]*[.C88]+[.B89]*[.C89]" office:value-type="float" office:value="0.125" calcext:value-type="float">
            <text:p>0.125</text:p>
          </table:table-cell>
          <table:table-cell table:formula="of:=1/(1+EXP(-[.D89]))" office:value-type="float" office:value="0.531209373373756" calcext:value-type="float">
            <text:p>0.531209373373756</text:p>
          </table:table-cell>
          <table:table-cell table:formula="of:=[.F83]" office:value-type="float" office:value="1" calcext:value-type="float">
            <text:p>1</text:p>
          </table:table-cell>
          <table:table-cell table:formula="of:=[.E89]-[.F89]" office:value-type="float" office:value="-0.468790626626244" calcext:value-type="float">
            <text:p>-0.468790626626244</text:p>
          </table:table-cell>
          <table:table-cell table:formula="of:=[.G89]^2" office:value-type="float" office:value="0.219764651612626" calcext:value-type="float">
            <text:p>0.219764651612626</text:p>
          </table:table-cell>
          <table:table-cell/>
          <table:table-cell table:formula="of:=[.$K$86]/[.J83]" office:value-type="float" office:value="-0.0144333683893549" calcext:value-type="float">
            <text:p>-0.014433368389355</text:p>
          </table:table-cell>
          <table:table-cell table:formula="of:=[.$K$86]/[.K8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</text:p>
          </table:table-cell>
          <table:table-cell table:formula="of:=0.5*SUM([.H88:.H89])" office:value-type="float" office:value="0.136622638278649" calcext:value-type="float">
            <text:p>0.136622638278649</text:p>
          </table:table-cell>
          <table:table-cell/>
          <table:table-cell table:formula="of:=[.$K$86]/[.J84]" office:value-type="string" office:string-value="" calcext:value-type="error">
            <text:p>#DIV/0!</text:p>
          </table:table-cell>
          <table:table-cell table:formula="of:=[.$K$86]/[.K84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09:39:56.07521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2:49:46.727455909</meta:creation-date>
    <dc:date>2021-03-19T13:02:58.057403110</dc:date>
    <meta:editing-duration>PT2H12M52S</meta:editing-duration>
    <meta:editing-cycles>17</meta:editing-cycles>
    <meta:generator>LibreOffice/6.4.6.2$Linux_X86_64 LibreOffice_project/40$Build-2</meta:generator>
    <meta:document-statistic meta:table-count="3" meta:cell-count="349" meta:object-count="0"/>
  </office:meta>
</office:document-meta>
</file>